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ResolverImpl.getJCRName(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PathResolverImpl.NamePathResolverImpl( NameResolver nResolver , PathResolver p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ResolverImpl.NameResolverImpl( Namespace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PathResolverImpl.create( NamespaceMappings ns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ameResolverImpl.getQ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